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Helvetica Neue" svg:font-family="'Helvetica Neue', Helvetica, Arial, sans-serif"/>
    <style:font-face style:name="Inter" svg:font-family="Inter, 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ce style:name="Verdana" svg:font-family="Verdana, sans-serif"/>
    <style:font-face style:name="arial" svg:font-family="arial, sans-serif"/>
    <style:font-face style:name="avenir-lt-w01" svg:font-family="avenir-lt-w01, light1475496, sans-serif"/>
    <style:font-face style:name="urw-din" svg:font-family="urw-din, sans-serif"/>
  </office:font-face-decls>
  <office:automatic-styles>
    <style:style style:name="Table1" style:family="table">
      <style:table-properties style:width="6.6611in" table:align="left"/>
    </style:style>
    <style:style style:name="Table1.A" style:family="table-column">
      <style:table-column-properties style:column-width="1.1431in"/>
    </style:style>
    <style:style style:name="Table1.B" style:family="table-column">
      <style:table-column-properties style:column-width="5.5181in"/>
    </style:style>
    <style:style style:name="Table1.A1" style:family="table-cell">
      <style:table-cell-properties style:vertical-align="middle" fo:padding="0.0694in" fo:border="1pt solid #000000"/>
    </style:style>
    <style:style style:name="P1" style:family="paragraph" style:parent-style-name="Heading_20_2">
      <style:paragraph-properties fo:margin-top="0.25in" fo:margin-bottom="0.0835in"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Heading_20_2">
      <style:paragraph-properties fo:margin-top="0.25in" fo:margin-bottom="0.0835in"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officeooo:paragraph-rsid="00215904" style:text-blinking="false" fo:background-color="transparent"/>
    </style:style>
    <style:style style:name="P3" style:family="paragraph" style:parent-style-name="Heading_20_2">
      <style:paragraph-properties fo:margin-top="0.25in" fo:margin-bottom="0.0835in"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normal" officeooo:paragraph-rsid="0024833a" style:text-blinking="false" fo:background-color="transparent"/>
    </style:style>
    <style:style style:name="P4" style:family="paragraph" style:parent-style-name="Standard">
      <style:paragraph-properties fo:margin-top="0in" fo:margin-bottom="0.1965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0pt" fo:font-style="normal" style:text-underline-style="solid" style:text-underline-width="auto" style:text-underline-color="font-color" fo:font-weight="bold" officeooo:rsid="00215904" officeooo:paragraph-rsid="00261327" style:text-blinking="false" fo:background-color="transparent" style:font-size-asian="20pt" style:font-weight-asian="bold" style:font-size-complex="20pt" style:font-weight-complex="bold"/>
    </style:style>
    <style:style style:name="P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cc47a" officeooo:paragraph-rsid="001cc47a" style:text-blinking="false" fo:background-color="transparent"/>
    </style:style>
    <style:style style:name="P7"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cc47a" style:text-blinking="false" fo:background-color="transparent"/>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15904" style:text-blinking="false" fo:background-color="transparen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4833a" style:text-blinking="false" fo:background-color="transparent"/>
    </style:style>
    <style:style style:name="P1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678af" style:text-blinking="false" fo:background-color="transparent"/>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6f283" style:text-blinking="false" fo:background-color="transparent"/>
    </style:style>
    <style:style style:name="P14" style:family="paragraph" style:parent-style-name="Text_20_body">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215904" style:text-blinking="false" fo:background-color="transparent"/>
    </style:style>
    <style:style style:name="P15" style:family="paragraph" style:parent-style-name="Text_20_body">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24833a" style:text-blinking="false" fo:background-color="transparent"/>
    </style:style>
    <style:style style:name="P16" style:family="paragraph" style:parent-style-name="Text_20_body">
      <style:paragraph-properties fo:margin-top="0in" fo:margin-bottom="0.0417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normal" style:text-blinking="false" fo:background-color="transparent"/>
    </style:style>
    <style:style style:name="P17" style:family="paragraph" style:parent-style-name="Text_20_body">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 fo:font-size="26pt" fo:font-style="normal" style:text-underline-style="none" fo:font-weight="normal" style:text-blinking="false" fo:background-color="transparent"/>
    </style:style>
    <style:style style:name="P18" style:family="paragraph" style:parent-style-name="Text_20_body">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 fo:font-size="26pt" fo:font-style="normal" style:text-underline-style="none" fo:font-weight="normal" officeooo:paragraph-rsid="00215904" style:text-blinking="false" fo:background-color="transparent"/>
    </style:style>
    <style:style style:name="P19" style:family="paragraph" style:parent-style-name="Text_20_body">
      <style:paragraph-properties fo:margin-top="0in" fo:margin-bottom="0.0417in" style:contextual-spacing="false" fo:line-height="138%" style:writing-mode="lr-tb"/>
      <style:text-properties fo:font-variant="normal" fo:text-transform="none" fo:color="#000000" loext:opacity="100%" style:text-line-through-style="none" style:text-line-through-type="none" style:font-name="Arial" fo:font-size="26pt" fo:font-style="normal" style:text-underline-style="none" fo:font-weight="normal" officeooo:paragraph-rsid="0024833a" style:text-blinking="false" fo:background-color="transparent"/>
    </style:style>
    <style:style style:name="P2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officeooo:paragraph-rsid="00215904" style:text-blinking="false" fo:background-color="transparent"/>
    </style:style>
    <style:style style:name="P2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officeooo:paragraph-rsid="0024833a" style:text-blinking="false" fo:background-color="transparent"/>
    </style:style>
    <style:style style:name="P2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text-underline-style="none" officeooo:paragraph-rsid="0026f283" style:text-blinking="false" fo:background-color="transparent"/>
    </style:style>
    <style:style style:name="P24" style:family="paragraph" style:parent-style-name="Heading_20_4">
      <style:text-properties fo:font-variant="normal" fo:text-transform="none" fo:color="#000000" loext:opacity="100%" style:font-name="Helvetica Neue" fo:font-size="13.5pt" fo:letter-spacing="normal" fo:font-style="normal" fo:font-weight="bold"/>
    </style:style>
    <style:style style:name="P25"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style:font-name="avenir-lt-w01" fo:font-size="13.5pt" fo:letter-spacing="normal" fo:font-style="normal" fo:font-weight="normal" fo:background-color="transparent" loext:padding="0in" loext:border="none"/>
    </style:style>
    <style:style style:name="P26"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style:font-name="avenir-lt-w01" fo:font-size="13.5pt" fo:letter-spacing="normal" fo:font-style="normal" fo:font-weight="normal" officeooo:paragraph-rsid="0024833a" fo:background-color="transparent" loext:padding="0in" loext:border="none"/>
    </style:style>
    <style:style style:name="P27"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avenir-lt-w01" fo:font-size="13.5pt" fo:letter-spacing="normal" fo:font-style="normal" fo:font-weight="normal" officeooo:paragraph-rsid="00215904" fo:background-color="transparent" loext:padding="0in" loext:border="none"/>
    </style:style>
    <style:style style:name="P28" style:family="paragraph" style:parent-style-name="Text_20_body">
      <loext:graphic-properties draw:fill="none" draw:fill-color="#ffffff"/>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000000" loext:opacity="100%" fo:letter-spacing="normal"/>
    </style:style>
    <style:style style:name="P29" style:family="paragraph" style:parent-style-name="Text_20_body">
      <style:paragraph-properties fo:margin-top="0in" fo:margin-bottom="0in" style:contextual-spacing="false" fo:line-height="138%" style:writing-mode="lr-tb"/>
      <style:text-properties fo:font-variant="normal" fo:text-transform="none" fo:color="#000000" loext:opacity="100%" style:font-name="Verdana" fo:font-size="10.5pt" fo:letter-spacing="normal" fo:font-style="normal" fo:font-weight="normal" officeooo:paragraph-rsid="0024833a"/>
    </style:style>
    <style:style style:name="P30" style:family="paragraph" style:parent-style-name="Text_20_body">
      <style:paragraph-properties fo:margin-left="0in" fo:margin-right="0in" fo:margin-top="0in" fo:margin-bottom="0.1043in" style:contextual-spacing="false" fo:text-align="start" style:justify-single-word="false" fo:orphans="2" fo:widows="2" fo:text-indent="0in" style:auto-text-indent="false" fo:padding="0in" fo:border="none"/>
      <style:text-properties fo:font-variant="normal" fo:text-transform="none" fo:color="#273239" loext:opacity="100%" style:font-name="urw-din" fo:font-size="12.75pt" fo:letter-spacing="normal" fo:font-style="normal" fo:font-weight="normal"/>
    </style:style>
    <style:style style:name="P31" style:family="paragraph" style:parent-style-name="Text_20_body">
      <style:paragraph-properties fo:margin-top="0in" fo:margin-bottom="0in" style:contextual-spacing="false" fo:line-height="138%" style:writing-mode="lr-tb"/>
      <style:text-properties fo:font-variant="normal" fo:text-transform="none" fo:color="#273239" loext:opacity="100%" style:font-name="urw-din" fo:font-size="12.75pt" fo:letter-spacing="normal" fo:font-style="normal" fo:font-weight="normal" officeooo:paragraph-rsid="00215904"/>
    </style:style>
    <style:style style:name="P32" style:family="paragraph" style:parent-style-name="Text_20_body">
      <style:paragraph-properties fo:margin-top="0in" fo:margin-bottom="0in" style:contextual-spacing="false" fo:line-height="138%" style:writing-mode="lr-tb"/>
      <style:text-properties fo:font-variant="normal" fo:text-transform="none" fo:color="#273239" loext:opacity="100%" style:font-name="urw-din" fo:font-size="12.75pt" fo:letter-spacing="normal" fo:font-style="normal" fo:font-weight="normal" officeooo:paragraph-rsid="0024833a"/>
    </style:style>
    <style:style style:name="P33" style:family="paragraph" style:parent-style-name="Text_20_body">
      <style:paragraph-properties fo:margin-top="0in" fo:margin-bottom="0in" style:contextual-spacing="false" fo:line-height="138%" style:writing-mode="lr-tb"/>
      <style:text-properties fo:font-variant="normal" fo:text-transform="none" fo:color="#273239" loext:opacity="100%" style:text-line-through-style="none" style:text-line-through-type="none" style:font-name="urw-din" fo:font-size="12.75pt" fo:letter-spacing="normal" fo:font-style="normal" style:text-underline-style="none" fo:font-weight="normal" style:text-blinking="false" fo:background-color="transparent"/>
    </style:style>
    <style:style style:name="P34" style:family="paragraph" style:parent-style-name="Text_20_body">
      <style:paragraph-properties fo:margin-top="0in" fo:margin-bottom="0in" style:contextual-spacing="false" fo:line-height="138%" style:writing-mode="lr-tb"/>
      <style:text-properties fo:font-variant="normal" fo:text-transform="none" fo:color="#414042" loext:opacity="100%" style:font-name="Inter" fo:font-size="11.25pt" fo:letter-spacing="normal" fo:font-style="normal" fo:font-weight="normal" officeooo:paragraph-rsid="00215904"/>
    </style:style>
    <style:style style:name="P35" style:family="paragraph" style:parent-style-name="Text_20_body">
      <style:paragraph-properties fo:margin-top="0in" fo:margin-bottom="0in" style:contextual-spacing="false" fo:line-height="138%" style:writing-mode="lr-tb"/>
      <style:text-properties fo:font-variant="normal" fo:text-transform="none" fo:color="#333333" loext:opacity="100%" style:font-name="Roboto" fo:font-size="12pt" fo:letter-spacing="normal" fo:font-style="normal" fo:font-weight="normal" officeooo:paragraph-rsid="0024833a" fo:background-color="transparent" loext:padding="0in" loext:border="none"/>
    </style:style>
    <style:style style:name="P36" style:family="paragraph" style:parent-style-name="Text_20_body">
      <style:paragraph-properties fo:margin-left="0in" fo:margin-right="0in" fo:margin-top="0in" fo:margin-bottom="0.0972in" style:contextual-spacing="false" fo:text-align="justify" style:justify-single-word="false" fo:orphans="2" fo:widows="2" fo:text-indent="0in" style:auto-text-indent="false"/>
      <style:text-properties fo:font-variant="normal" fo:text-transform="none" fo:color="#212529" loext:opacity="100%" style:font-name="Montserrat" fo:font-size="10.5pt" fo:letter-spacing="normal" fo:font-style="normal" fo:font-weight="normal"/>
    </style:style>
    <style:style style:name="P37" style:family="paragraph" style:parent-style-name="Text_20_body">
      <style:paragraph-properties fo:margin-top="0in" fo:margin-bottom="0in" style:contextual-spacing="false" fo:line-height="138%" style:writing-mode="lr-tb"/>
      <style:text-properties fo:font-variant="normal" fo:text-transform="none" fo:color="#202124" loext:opacity="100%" style:font-name="arial" fo:font-size="12pt" fo:letter-spacing="normal" fo:font-style="normal" fo:font-weight="normal" officeooo:paragraph-rsid="0024833a" fo:background-color="transparent" loext:padding="0in" loext:border="none"/>
    </style:style>
    <style:style style:name="P38" style:family="paragraph" style:parent-style-name="Standard">
      <style:paragraph-properties fo:margin-top="0in" fo:margin-bottom="0.1965in" style:contextual-spacing="false"/>
      <style:text-properties fo:font-weight="normal"/>
    </style:style>
    <style:style style:name="P39" style:family="paragraph" style:parent-style-name="Text_20_body">
      <style:paragraph-properties fo:margin-top="0in" fo:margin-bottom="0in" style:contextual-spacing="false" fo:line-height="138%" style:writing-mode="lr-tb"/>
      <style:text-properties fo:font-weight="normal"/>
    </style:style>
    <style:style style:name="P40" style:family="paragraph" style:parent-style-name="Text_20_body">
      <style:paragraph-properties fo:margin-top="0in" fo:margin-bottom="0in" style:contextual-spacing="false" fo:line-height="138%" style:writing-mode="lr-tb"/>
      <style:text-properties fo:font-weight="normal" officeooo:paragraph-rsid="00215904"/>
    </style:style>
    <style:style style:name="P41" style:family="paragraph" style:parent-style-name="Text_20_body">
      <style:paragraph-properties fo:margin-top="0in" fo:margin-bottom="0in" style:contextual-spacing="false" fo:line-height="138%" style:writing-mode="lr-tb"/>
      <style:text-properties fo:font-weight="normal" officeooo:paragraph-rsid="0024833a"/>
    </style:style>
    <style:style style:name="P42" style:family="paragraph" style:parent-style-name="Text_20_body">
      <style:paragraph-properties fo:margin-top="0in" fo:margin-bottom="0in" style:contextual-spacing="false" fo:line-height="138%" style:writing-mode="lr-tb"/>
      <style:text-properties fo:font-weight="normal" officeooo:paragraph-rsid="0027858c"/>
    </style:style>
    <style:style style:name="P43" style:family="paragraph" style:parent-style-name="Standard">
      <style:paragraph-properties fo:margin-top="0in" fo:margin-bottom="0.1965in" style:contextual-spacing="false" fo:text-align="center" style:justify-single-word="false"/>
      <style:text-properties fo:font-size="20pt" style:text-underline-style="solid" style:text-underline-width="auto" style:text-underline-color="font-color" fo:font-weight="bold" officeooo:rsid="00215904" officeooo:paragraph-rsid="00215904" style:font-size-asian="20pt" style:font-weight-asian="bold" style:font-size-complex="20pt" style:font-weight-complex="bold"/>
    </style:style>
    <style:style style:name="P44" style:family="paragraph" style:parent-style-name="Text_20_body">
      <style:paragraph-properties fo:margin-top="0in" fo:margin-bottom="0in" style:contextual-spacing="false"/>
    </style:style>
    <style:style style:name="P45" style:family="paragraph" style:parent-style-name="Text_20_body">
      <style:paragraph-properties fo:margin-top="0in" fo:margin-bottom="0in" style:contextual-spacing="false" fo:line-height="138%" style:writing-mode="lr-tb"/>
    </style:style>
    <style:style style:name="P46" style:family="paragraph" style:parent-style-name="Text_20_body">
      <style:paragraph-properties fo:margin-top="0in" fo:margin-bottom="0in" style:contextual-spacing="false" fo:line-height="138%" style:writing-mode="lr-tb"/>
      <style:text-properties officeooo:paragraph-rsid="00215904"/>
    </style:style>
    <style:style style:name="P47" style:family="paragraph" style:parent-style-name="Text_20_body">
      <style:paragraph-properties fo:margin-top="0in" fo:margin-bottom="0in" style:contextual-spacing="false" fo:line-height="138%" style:writing-mode="lr-tb"/>
      <style:text-properties officeooo:paragraph-rsid="0024833a"/>
    </style:style>
    <style:style style:name="P48" style:family="paragraph" style:parent-style-name="Text_20_body">
      <style:paragraph-properties fo:margin-top="0in" fo:margin-bottom="0in" style:contextual-spacing="false" fo:line-height="138%" style:writing-mode="lr-tb"/>
      <style:text-properties officeooo:paragraph-rsid="0026f283"/>
    </style:style>
    <style:style style:name="P49" style:family="paragraph" style:parent-style-name="Text_20_body">
      <style:paragraph-properties fo:margin-top="0in" fo:margin-bottom="0in" style:contextual-spacing="false" fo:line-height="138%" style:writing-mode="lr-tb"/>
      <style:text-properties officeooo:paragraph-rsid="0027858c"/>
    </style:style>
    <style:style style:name="P50" style:family="paragraph" style:parent-style-name="Text_20_body">
      <style:paragraph-properties fo:margin-left="0in" fo:margin-right="0in" fo:text-indent="0in" style:auto-text-indent="false"/>
    </style:style>
    <style:style style:name="P51" style:family="paragraph" style:parent-style-name="Text_20_body">
      <style:text-properties officeooo:paragraph-rsid="00215904"/>
    </style:style>
    <style:style style:name="P52" style:family="paragraph" style:parent-style-name="Text_20_body">
      <style:text-properties officeooo:paragraph-rsid="0024833a"/>
    </style:style>
    <style:style style:name="P53" style:family="paragraph" style:parent-style-name="Text_20_body" style:list-style-name="L1">
      <style:paragraph-properties fo:margin-left="0in" fo:margin-right="0in" fo:margin-top="0in" fo:margin-bottom="0.1043in" style:contextual-spacing="false" fo:orphans="2" fo:widows="2" fo:text-indent="0in" style:auto-text-indent="false"/>
      <style:text-properties fo:font-variant="normal" fo:text-transform="none" fo:color="#000000" loext:opacity="100%" style:font-name="Verdana" fo:font-size="10.5pt" fo:letter-spacing="normal" fo:font-style="normal" fo:font-weight="bold"/>
    </style:style>
    <style:style style:name="P54" style:family="paragraph" style:parent-style-name="Text_20_body" style:list-style-name="L1">
      <style:paragraph-properties fo:margin-top="0in" fo:margin-bottom="0.1043in" style:contextual-spacing="false" fo:orphans="2" fo:widows="2"/>
      <style:text-properties fo:font-variant="normal" fo:text-transform="none" fo:color="#000000" loext:opacity="100%" style:font-name="Verdana" fo:font-size="10.5pt" fo:letter-spacing="normal" fo:font-style="normal" fo:font-weight="bold"/>
    </style:style>
    <style:style style:name="P55" style:family="paragraph" style:parent-style-name="Text_20_body" style:list-style-name="L1">
      <style:paragraph-properties fo:margin-top="0in" fo:margin-bottom="0.1043in" style:contextual-spacing="false" fo:orphans="2" fo:widows="2"/>
      <style:text-properties fo:font-variant="normal" fo:text-transform="none" fo:color="#000000" loext:opacity="100%" style:font-name="Verdana" fo:font-size="10.5pt" fo:letter-spacing="normal" fo:font-style="normal" fo:font-weight="normal"/>
    </style:style>
    <style:style style:name="P5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15904" style:text-blinking="false" fo:background-color="transparent"/>
    </style:style>
    <style:style style:name="P5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299cda" style:text-blinking="false" fo:background-color="transparent"/>
    </style:style>
    <style:style style:name="P58" style:family="paragraph" style:parent-style-name="Text_20_body" style:list-style-name="L1">
      <style:paragraph-properties fo:margin-top="0in" fo:margin-bottom="0.1043in" style:contextual-spacing="false" fo:orphans="2" fo:widows="2"/>
      <style:text-properties fo:font-variant="normal" fo:text-transform="none" fo:color="#666666" loext:opacity="100%" style:font-name="Helvetica Neue" fo:font-size="10.5pt" fo:letter-spacing="normal" fo:font-style="normal" fo:font-weight="normal"/>
    </style:style>
    <style:style style:name="T1" style:family="text">
      <style:text-properties officeooo:rsid="001cc47a"/>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officeooo:rsid="0020cd61"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officeooo:rsid="00215904"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officeooo:rsid="00229588"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officeooo:rsid="002678a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officeooo:rsid="0026f283"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6f283"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officeooo:rsid="00215904" style:text-blinking="false" fo:background-color="transparent" loext:char-shading-value="0"/>
    </style:style>
    <style:style style:name="T14"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officeooo:rsid="00229588" style:text-blinking="false" fo:background-color="transparent" loext:char-shading-value="0"/>
    </style:style>
    <style:style style:name="T15" style:family="text">
      <style:text-properties fo:color="#000000" loext:opacity="100%"/>
    </style:style>
    <style:style style:name="T16" style:family="text">
      <style:text-properties fo:color="#000000" loext:opacity="100%" style:font-name="Verdana"/>
    </style:style>
    <style:style style:name="T17" style:family="text">
      <style:text-properties fo:color="#000000" loext:opacity="100%" style:font-name="Verdana" fo:font-weight="bold"/>
    </style:style>
    <style:style style:name="T18" style:family="text">
      <style:text-properties fo:font-weight="bold"/>
    </style:style>
    <style:style style:name="T19" style:family="text">
      <style:text-properties officeooo:rsid="001d4641"/>
    </style:style>
    <style:style style:name="T20" style:family="text">
      <style:text-properties officeooo:rsid="001f3c10"/>
    </style:style>
    <style:style style:name="T21" style:family="text">
      <style:text-properties officeooo:rsid="001fde38"/>
    </style:style>
    <style:style style:name="T22" style:family="text">
      <style:text-properties officeooo:rsid="00215904"/>
    </style:style>
    <style:style style:name="T23" style:family="text">
      <style:text-properties officeooo:rsid="00229588"/>
    </style:style>
    <style:style style:name="T24" style:family="text">
      <style:text-properties officeooo:rsid="0024833a"/>
    </style:style>
    <style:style style:name="T25" style:family="text">
      <style:text-properties officeooo:rsid="00261327"/>
    </style:style>
    <style:style style:name="T26" style:family="text">
      <style:text-properties officeooo:rsid="002678af"/>
    </style:style>
    <style:style style:name="T27" style:family="text">
      <style:text-properties fo:color="#212529" loext:opacity="100%" style:font-name="Montserrat" fo:font-size="10.5pt"/>
    </style:style>
    <style:style style:name="T28" style:family="text">
      <style:text-properties fo:color="#212529" loext:opacity="100%" style:font-name="Montserrat" fo:font-size="10.5pt" fo:font-weight="bold"/>
    </style:style>
    <style:style style:name="T29" style:family="text">
      <style:text-properties officeooo:rsid="0027858c"/>
    </style:style>
    <style:style style:name="T30" style:family="text">
      <style:text-properties officeooo:rsid="00299cda"/>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docs-internal-guid-439f228c-7fff-6d52-b702-2865de1864d9"/>Assignment 2</text:p>
      <text:p text:style-name="P7">Software Companies and their Recruitment Procedure.</text:p>
      <text:p text:style-name="P44"/>
      <table:table table:name="Table1" table:style-name="Table1">
        <table:table-column table:style-name="Table1.A"/>
        <table:table-column table:style-name="Table1.B"/>
        <table:table-row>
          <table:table-cell table:style-name="Table1.A1" office:value-type="string">
            <text:p text:style-name="P5">Course </text:p>
          </table:table-cell>
          <table:table-cell table:style-name="Table1.A1" office:value-type="string">
            <text:p text:style-name="P5">Software Project 6</text:p>
          </table:table-cell>
        </table:table-row>
        <table:table-row>
          <table:table-cell table:style-name="Table1.A1" office:value-type="string">
            <text:p text:style-name="P5">Section</text:p>
          </table:table-cell>
          <table:table-cell table:style-name="Table1.A1" office:value-type="string">
            <text:p text:style-name="P6">G</text:p>
          </table:table-cell>
        </table:table-row>
        <table:table-row>
          <table:table-cell table:style-name="Table1.A1" office:value-type="string">
            <text:p text:style-name="P5">Id</text:p>
          </table:table-cell>
          <table:table-cell table:style-name="Table1.A1" office:value-type="string">
            <text:p text:style-name="P6">201-15-14185</text:p>
          </table:table-cell>
        </table:table-row>
        <table:table-row>
          <table:table-cell table:style-name="Table1.A1" office:value-type="string">
            <text:p text:style-name="P5">Name</text:p>
          </table:table-cell>
          <table:table-cell table:style-name="Table1.A1" office:value-type="string">
            <text:p text:style-name="P6">Nahid Hasan</text:p>
          </table:table-cell>
        </table:table-row>
      </table:table>
      <text:p text:style-name="P38"><text:bookmark text:name="docs-internal-guid-b2012473-7fff-08fc-fd2b-caa8fbb352ed"/><text:line-break/></text:p>
      <text:p text:style-name="P43">INTERNATIONAL COMPANY</text:p>
      <text:p text:style-name="P43"/>
      <text:p text:style-name="P43"/>
      <text:p text:style-name="P17">Company 1: <text:span text:style-name="T1">Samsung</text:span></text:p>
      <text:p text:style-name="P45"><text:span text:style-name="T10">Website</text:span><text:span text:style-name="T8">: </text:span><text:span text:style-name="T12">www.</text:span><text:span text:style-name="T13">samsung.com</text:span></text:p>
      <text:p text:style-name="P45"><text:span text:style-name="T10">Job Site:</text:span><text:span text:style-name="T11"> https://sec.wd3.myworkdayjobs.com/Samsung_Careers</text:span></text:p>
      <text:h text:style-name="P1" text:outline-level="2">Company Description: </text:h>
      <text:p text:style-name="Text_20_body"/>
      <text:p text:style-name="P33">Samsung, the first domestic engineering firm in Korean nation’s history has been now expanded in across 39 countries worldwide. The company has now broadened its business portfolio to a full range of engineering services; upstream and downstream hydrocarbon facilities; power plants; water and waste treatment plants; and industrial production facilities. Notable Samsung industrial subsidiaries(the world’s largest information technology company measured by 2012 revenues and 4th in market value). The company was founded in 1970, headquartered in Samsung Town, Seoul, South Korea.</text:p>
      <text:section text:style-name="Sect1" text:name="GFG_AD_gfg_mobile_336x280">
        <text:p text:style-name="P50"/>
      </text:section>
      <text:p text:style-name="P30"><text:soft-page-break/>Samsung Electronics was ranked 7th in Interbrand’s “Best Global Brands 2016” with a brand value of $51, 808 million a 14 percent increase from 2015.</text:p>
      <text:p text:style-name="P8"/>
      <text:p text:style-name="Text_20_body"/>
      <text:p text:style-name="P8">One sentence to describe: <text:span text:style-name="T22">Samsung</text:span> is the best place to work as a software engineer.</text:p>
      <text:p text:style-name="Text_20_body"/>
      <text:h text:style-name="P1" text:outline-level="2">Interview Process: </text:h>
      <text:p text:style-name="P8">Step 1: <text:span text:style-name="T1">Online coding round</text:span></text:p>
      <text:p text:style-name="P8"/>
      <text:p text:style-name="P8"><text:tab/><text:span text:style-name="T1">In online coding round they provide generally two programming related question. The difficulty level of this question is medium. </text:span><text:span text:style-name="T19">In this round it cover 30%-40% interviews process.</text:span></text:p>
      <text:p text:style-name="P20"/>
      <text:p text:style-name="P9">Step 2: <text:span text:style-name="T1">Technical Interview Round </text:span><text:span text:style-name="T19">1</text:span></text:p>
      <text:p text:style-name="P9"/>
      <text:p text:style-name="P9"><text:tab/><text:span text:style-name="T19">In this round they will take a formal introduction about me, about my skill. Which data structure <text:s/>I know. May ask operating system and networking related questions. After this, they could give one or two questions to solve. </text:span><text:span text:style-name="T20">Time length of this round is 1-1.5 hour.</text:span></text:p>
      <text:p text:style-name="P9"><text:tab/><text:span text:style-name="T20">Coding part: <text:tab/>Optimize</text:span></text:p>
      <text:p text:style-name="P9"><text:tab/><text:tab/> <text:tab/><text:span text:style-name="T20">Base Aproach</text:span></text:p>
      <text:p text:style-name="P9"><text:tab/><text:tab/><text:tab/><text:span text:style-name="T20">Optimal Solution</text:span></text:p>
      <text:p text:style-name="P20"/>
      <text:p text:style-name="P8">Step 3: <text:span text:style-name="T19">Technical Interview Round 2</text:span></text:p>
      <text:p text:style-name="P8"/>
      <text:p text:style-name="P8"><text:tab/><text:span text:style-name="T20">In this round they will ask question from operating system, networking, Data base management system, searching sorting, graph, trees and other subjects.</text:span></text:p>
      <text:p text:style-name="P20"/>
      <text:p text:style-name="P8">Step 4: <text:span text:style-name="T20">HR Round</text:span> </text:p>
      <text:p text:style-name="P8"><text:tab/><text:span text:style-name="T21">In this round they will ask about skill, experience, salary and internships etc.</text:span></text:p>
      <text:p text:style-name="Text_20_body"/>
      <text:p text:style-name="P45"><text:span text:style-name="T10">Relavent Links: </text:span><text:span text:style-name="T8">https://www.geeksforgeeks.org/samsung-recruitment-process/</text:span></text:p>
      <text:p text:style-name="Text_20_body"/>
      <text:p text:style-name="P39"><text:span text:style-name="T10">Your opinion: </text:span><text:span text:style-name="T2">This is a </text:span><text:span text:style-name="T3">top ranking tech company. This is one of my favorite company.</text:span></text:p>
      <text:p text:style-name="Text_20_body"/>
      <text:p text:style-name="Text_20_body"/>
      <text:p text:style-name="Text_20_body"><text:soft-page-break/></text:p>
      <text:p text:style-name="P18">Company <text:span text:style-name="T22">2</text:span>: <text:span text:style-name="T22">Microsoft</text:span></text:p>
      <text:p text:style-name="P46"><text:span text:style-name="T10">Website</text:span><text:span text:style-name="T8">: </text:span><text:a xlink:type="simple" xlink:href="http://www.microsoft.com/" text:style-name="Internet_20_link" text:visited-style-name="Visited_20_Internet_20_Link"><text:span text:style-name="T12">www.</text:span></text:a><text:a xlink:type="simple" xlink:href="http://www.microsoft.com/" text:style-name="Internet_20_link" text:visited-style-name="Visited_20_Internet_20_Link"><text:span text:style-name="T14">microsoft</text:span></text:a><text:a xlink:type="simple" xlink:href="http://www.microsoft.com/" text:style-name="Internet_20_link" text:visited-style-name="Visited_20_Internet_20_Link"><text:span text:style-name="T13">.com</text:span></text:a></text:p>
      <text:p text:style-name="P46"><text:span text:style-name="T10">Job Site:</text:span><text:span text:style-name="T11"> </text:span><text:a xlink:type="simple" xlink:href="https://careers.microsoft.com/us/en/search-results" text:style-name="Internet_20_link" text:visited-style-name="Visited_20_Internet_20_Link">https://careers.microsoft.com/us/en/search-results</text:a></text:p>
      <text:h text:style-name="P2" text:outline-level="2">Company Description: </text:h>
      <text:p text:style-name="P51"/>
      <text:p text:style-name="P34">Microsoft’s interview process isn't fixed, so the number and order of the recruitment stages may slightly change according to the team you are applying for and your experience level</text:p>
      <text:p text:style-name="P10"/>
      <text:p text:style-name="P51"/>
      <text:p text:style-name="P10">One sentence to describe: <text:span text:style-name="T22">Microsoft</text:span> is the best place to work as a software engineer.</text:p>
      <text:p text:style-name="P51"/>
      <text:h text:style-name="P2" text:outline-level="2">Interview Process: </text:h>
      <text:p text:style-name="P10">Step 1: A recruiter's phone call</text:p>
      <text:p text:style-name="P10"/>
      <text:p text:style-name="P10"><text:tab/><text:span text:style-name="T23">R</text:span>ecruitment process may either start with an HR recruiter’s phone call (1) or straight with an invitation for the online assessment (2).</text:p>
      <text:p text:style-name="P21"/>
      <text:p text:style-name="P10">Step 2: The online assessment Online assessment practice questions</text:p>
      <text:p text:style-name="P10"/>
      <text:p text:style-name="P10"><text:tab/>Microsoft first-round interviews will be remote interviews, held by either an online Codility test, a phone screen (video call), or both. In some cases, <text:span text:style-name="T23">we</text:span> might get the option to choose which one <text:span text:style-name="T23">we</text:span> prefer.</text:p>
      <text:p text:style-name="P21"/>
      <text:p text:style-name="P10">Step 3: The on-site interviews On-site practice questions</text:p>
      <text:p text:style-name="P10"/>
      <text:p text:style-name="P10"><text:tab/>The next 4-5 interviews will be conducted by members of the team <text:span text:style-name="T23">we</text:span> are applying for, ideally all on the same long day. These interviews may sometimes be Virtual onsite interviews, that will be held on Microsoft Teams or on skype, with technical questions given using Codility. Each interview will last for about 1 hour. <text:span text:style-name="T23">We</text:span>’ll need to pass each interview to move on to the next one, so if <text:span text:style-name="T23">we</text:span> only go through some of the interviews, <text:span text:style-name="T23">we</text:span> probably didn’t make the cut. To pass these interview rounds, <text:span text:style-name="T23">we</text:span> <text:soft-page-break/>need to answer two kinds of Microsoft onsite interview questions: coding and behavioral questions. If <text:span text:style-name="T23">we</text:span> pass your first 3-4 rounds, <text:span text:style-name="T23">we</text:span>’ll be called for a final interview round:</text:p>
      <text:p text:style-name="P10"/>
      <text:p text:style-name="P57">Step <text:span text:style-name="T30">5</text:span>: THE OFFER / NO offer</text:p>
      <text:p text:style-name="P46"/>
      <text:p text:style-name="P46"><text:span text:style-name="T10">Relavent Links: </text:span><text:a xlink:type="simple" xlink:href="https://www.jobtestprep.com/microsoft-interview-process" text:style-name="Internet_20_link" text:visited-style-name="Visited_20_Internet_20_Link"><text:span text:style-name="T8">https://www.jobtestprep.com/microsoft-interview-process</text:span></text:a></text:p>
      <text:p text:style-name="P51"/>
      <text:p text:style-name="P40"><text:span text:style-name="T10">Your opinion: </text:span><text:span text:style-name="T2">This is a </text:span><text:span text:style-name="T3">top ranking tech company. This is </text:span><text:span text:style-name="T4">also</text:span><text:span text:style-name="T3"> one of my favorite company </text:span><text:span text:style-name="T5">that I prefer most.</text:span></text:p>
      <text:p text:style-name="P14"/>
      <text:p text:style-name="P18">Company <text:span text:style-name="T24">3</text:span>: <text:span text:style-name="T24">Apple</text:span></text:p>
      <text:p text:style-name="P46"><text:span text:style-name="T10">Website</text:span><text:span text:style-name="T8">: </text:span><text:a xlink:type="simple" xlink:href="http://www.apple.com/" text:style-name="Internet_20_link" text:visited-style-name="Visited_20_Internet_20_Link"><text:span text:style-name="T12">www.</text:span></text:a><text:a xlink:type="simple" xlink:href="http://www.apple.com/" text:style-name="Internet_20_link" text:visited-style-name="Visited_20_Internet_20_Link"><text:span text:style-name="T14">apple</text:span></text:a><text:a xlink:type="simple" xlink:href="http://www.apple.com/" text:style-name="Internet_20_link" text:visited-style-name="Visited_20_Internet_20_Link"><text:span text:style-name="T13">.com</text:span></text:a></text:p>
      <text:p text:style-name="P46"><text:span text:style-name="T10">Job Site:</text:span><text:span text:style-name="T11"> </text:span><text:a xlink:type="simple" xlink:href="https://www.apple.com/careers/us/" text:style-name="Internet_20_link" text:visited-style-name="Visited_20_Internet_20_Link">https://www.apple.com/careers/us/</text:a></text:p>
      <text:h text:style-name="P2" text:outline-level="2">Company Description: </text:h>
      <text:p text:style-name="P51"/>
      <text:p text:style-name="P27">Apple’s interview process differs from a lot of the other larger tech companies and that is in large part due to the number of interviews and their on-site process.</text:p>
      <text:p text:style-name="P28"> </text:p>
      <text:p text:style-name="P26">Apple usually starts hiring at ICT2; these positions are for those with 0-2 years of experience. The growth track ends at ICT6.</text:p>
      <text:p text:style-name="P28"> </text:p>
      <text:p text:style-name="P25">We’ll now go through the interview process, preparation tips, and a deeper dive into what makes Apple’s hiring process unique. At the end we’ll provide you with some sample questions asked in an Apple interview.</text:p>
      <text:p text:style-name="P31"/>
      <text:p text:style-name="P10"/>
      <text:p text:style-name="P51"/>
      <text:p text:style-name="P10">One sentence to describe: <text:span text:style-name="T23">Apple</text:span> is the best place to work as a software engineer.</text:p>
      <text:p text:style-name="P51"/>
      <text:h text:style-name="P2" text:outline-level="2"><text:soft-page-break/>Interview Process: </text:h>
      <text:p text:style-name="P10">Step 1: Technical Phone interview</text:p>
      <text:p text:style-name="P10"><text:tab/>If <text:span text:style-name="T24">we</text:span>’ve successfully made it through the prescreen, the recruiter will set up our technical phone screen with a hiring manager or a member on the team <text:span text:style-name="T24">we</text:span>’re looking to join. From pre-screen to technical phone interview will be about a week and then to schedule our next technical phone interview will be 1-3 days. Here, <text:span text:style-name="T24">we</text:span>’ll have one or two technical phone screens which will be a mix of resume Q/A and a coding question centered around data structures and algorithms; the coding question will be administered through a shared editor such as Codility. Each of these coding interviews will be about 45-60 minutes where <text:span text:style-name="T24">we</text:span>’ll have about 30 minutes to complete the coding challenge.</text:p>
      <text:p text:style-name="P21"/>
      <text:p text:style-name="P10">Step 2: ON-site interview</text:p>
      <text:p text:style-name="P10"><text:tab/></text:p>
      <text:p text:style-name="P10"><text:tab/>If <text:span text:style-name="T24">we</text:span>’ve passed your technical phone screens, then <text:span text:style-name="T24">we</text:span>’ll be invited to an on-site interview. Anticipate a 2-week wait period before being brought in. Here is where our patience, skills, and domain knowledge really come into play. The on-site interview will last about 6 hours where <text:span text:style-name="T24">we</text:span>’ll meet with 8-12 people and in some cases upwards of 15. Each interview will either be a 1:1 or 2:1 and will be about 45 min to an hour. For 2:1 interviews, if <text:span text:style-name="T24">we</text:span> start responding to an interviewer's question and then proceed to write code, <text:span text:style-name="T24">we</text:span> might be cross-questioned by the other interviewer. Sometimes, they may pose a question one after another giving <text:span text:style-name="T24">us</text:span> little time to answer. In any case, make sure <text:span text:style-name="T24">we</text:span> take one question at a time, and stay focused. Take the time to understand the questions clearly and don’t rush. <text:span text:style-name="T24">O</text:span>ur on-site interviews will be a mix of behavioral, domain knowledge, and coding.</text:p>
      <text:p text:style-name="P21"/>
      <text:p text:style-name="P10">Step 3: THE OFFER / NO offer</text:p>
      <text:p text:style-name="P10"/>
      <text:p text:style-name="P10"><text:tab/>At this stage, <text:span text:style-name="T24">we</text:span> can expect to hear from our recruiter within a week. However, if <text:span text:style-name="T24">we</text:span> don’t hear from them, it’s best to send them a friendly reminder email so that <text:span text:style-name="T24">we</text:span> stay top of mind for them. From the first contact to the offer, <text:span text:style-name="T24">we</text:span> can expect the whole process to take about 1.5 to 2 months. In the event <text:span text:style-name="T24">we</text:span> don’t receive an offer, <text:span text:style-name="T24">we</text:span>’ll most likely have to wait 3-6 months before reapplying for that same position. But it’s recommended that <text:span text:style-name="T24">we</text:span> keep your options open as recruiters will often consider <text:span text:style-name="T24">us</text:span> for multiple roles as they see fit, so keep an open mind and browse through a few that are interesting to <text:span text:style-name="T24">us</text:span> and that align with our career path. If our interviews went well, Apple will reach out to <text:span text:style-name="T24">us</text:span>, at which point they’ll make <text:span text:style-name="T24">us</text:span> an offer, send <text:span text:style-name="T24">us</text:span> documents to sign, and discuss any further questions <text:span text:style-name="T24">we</text:span> have. ​ For more information on how to negotiate your salary.</text:p>
      <text:p text:style-name="P51"/>
      <text:p text:style-name="P46"><text:span text:style-name="T10">Relavent Links: </text:span><text:a xlink:type="simple" xlink:href="https://www.codinginterview.com/apple-interview" text:style-name="Internet_20_link" text:visited-style-name="Visited_20_Internet_20_Link"><text:span text:style-name="T8">https://www.codinginterview.com/apple-interview</text:span></text:a></text:p>
      <text:p text:style-name="P51"/>
      <text:p text:style-name="P40"><text:span text:style-name="T10">Your opinion: </text:span><text:span text:style-name="T2">This is a </text:span><text:span text:style-name="T3">top ranking tech company. This is one of my favorite company.</text:span></text:p>
      <text:p text:style-name="P51"><text:soft-page-break/><text:line-break/></text:p>
      <text:p text:style-name="P4">INTERNATIONAL COMPANY</text:p>
      <text:p text:style-name="P4"/>
      <text:p text:style-name="P19">Company <text:span text:style-name="T25">1</text:span>: <text:span text:style-name="T25">Brain Station 23</text:span></text:p>
      <text:p text:style-name="P47"><text:span text:style-name="T10">Website</text:span><text:span text:style-name="T8">: </text:span><text:a xlink:type="simple" xlink:href="https://brainstation-23.com/" text:style-name="Internet_20_link" text:visited-style-name="Visited_20_Internet_20_Link"><text:span text:style-name="T13">https://brainstation-23.com/</text:span></text:a></text:p>
      <text:p text:style-name="P47"><text:span text:style-name="T10">Job Site:</text:span><text:span text:style-name="T11"> </text:span><text:a xlink:type="simple" xlink:href="https://erp.bs-23.com/jobs" text:style-name="Internet_20_link" text:visited-style-name="Visited_20_Internet_20_Link">https://erp.bs-23.com/jobs</text:a></text:p>
      <text:h text:style-name="P3" text:outline-level="2">Company Description: </text:h>
      <text:p text:style-name="P52"/>
      <text:p text:style-name="P29">We are looking for .NET developer responsible for the development, maintenance, and deployment of applications. Your primary focus will be developing high-end applications based on .NET and .NET Core by following proper architecture patterns and best practices. Therefore, a commitment to collaborative problem solving, sophisticated design, and creating quality products is essential.</text:p>
      <text:p text:style-name="P11"/>
      <text:p text:style-name="P52"/>
      <text:p text:style-name="P11">One sentence to describe: <text:span text:style-name="T25">Brain Station 23</text:span> is the best place to work as a software engineer <text:span text:style-name="T25">at bangladesh</text:span>.</text:p>
      <text:p text:style-name="P52"/>
      <text:h text:style-name="P24" text:outline-level="4">Skills</text:h>
      <text:list xml:id="list3437531096" text:style-name="L1">
        <text:list-item>
          <text:p text:style-name="P53">Must have a minimum of 4 years of solid experience in .Net.</text:p>
        </text:list-item>
        <text:list-item>
          <text:p text:style-name="P58"><text:span text:style-name="T16">Must have a good working experience with </text:span><text:span text:style-name="T17">ASP.NET Core, ASP.NET MVC, ASP.NET Web Forms, Web API, RDLC or Crystal Report.</text:span><text:line-break/><text:span text:style-name="T15"> </text:span></text:p>
        </text:list-item>
        <text:list-item>
          <text:p text:style-name="P55">Language: <text:span text:style-name="T18">C# .NET.</text:span></text:p>
        </text:list-item>
        <text:list-item>
          <text:p text:style-name="P54">Must have a good working experience with CI/CD implementation, Docker and Container, Microservice Base solutions.</text:p>
        </text:list-item>
        <text:list-item>
          <text:p text:style-name="P55">Database: SQL Server, Oracle, MySql, PostgresSQL, Mongo DB.</text:p>
        </text:list-item>
        <text:list-item>
          <text:p text:style-name="P55">Good knowledge of <text:span text:style-name="T18">JavaScript / jQuery / Angular JS/ Angular 2+</text:span></text:p>
        </text:list-item>
        <text:list-item>
          <text:p text:style-name="P55">A clear understanding of OOP, design patterns, clean code, and coding standards.</text:p>
        </text:list-item>
        <text:list-item>
          <text:p text:style-name="P55"><text:soft-page-break/>Must have solid understanding of the SOLID design principle.</text:p>
        </text:list-item>
        <text:list-item>
          <text:p text:style-name="P55">Must know Entity Framework and/or Entity Framework Core and MS SQL Server in core database design concept like: Relational database design, query optimize concepts with store procedure written is must. Knowledge on indexing, table partitioning, transaction isolation, etc. also required.</text:p>
        </text:list-item>
        <text:list-item>
          <text:p text:style-name="P55">Ensure Code Quality &amp; catch bugs or vulnerabilities by using static code analysis tools like SonarQube.</text:p>
        </text:list-item>
        <text:list-item>
          <text:p text:style-name="P55">Cristal clear understanding and experience with a version control system (i.e. Git, TFS).</text:p>
        </text:list-item>
        <text:list-item>
          <text:p text:style-name="P55">Experience on Microfinance /Microcredit or FinTech application development will add positive values.</text:p>
        </text:list-item>
        <text:list-item>
          <text:p text:style-name="P55">Practicing SCRUM will be plus point.</text:p>
        </text:list-item>
        <text:list-item>
          <text:p text:style-name="P55">.net developer who has VERY good domain knowledge about shipping. He must have a good experience in working with shipping and shipping API like Aramex/Fastway, Auspost etc.</text:p>
        </text:list-item>
        <text:list-item>
          <text:p text:style-name="P55">Excellent client communication skills must required.</text:p>
        </text:list-item>
      </text:list>
      <text:p text:style-name="Text_20_body"/>
      <text:h text:style-name="P3" text:outline-level="2">Interview Process: </text:h>
      <text:p text:style-name="P11">Step 1: MCQ Based Remote Online Test</text:p>
      <text:p text:style-name="P11"/>
      <text:p text:style-name="P11"><text:tab/>This remote online test lasted for an hour and the topics were limited to database, basic OOP concepts, data structure, output tracing, and analytical abilities. Proteeti did not prepare for this online test at all since it covered pretty much very basic concepts. The only challenge she felt was to manage to answer all the questions within the given time constraint. Proteeti’s online test went well and she got invited to the next phase.</text:p>
      <text:p text:style-name="P22"/>
      <text:p text:style-name="P11">Step 2: Written Test</text:p>
      <text:p text:style-name="P11"/>
      <text:p text:style-name="P11"><text:tab/>he written test had 30 questions of 100 marks to be answered in 1 hour and 30 minutes. The questions were in two different formats: Written (carrying 55% marks): 2 problem-solving questions, 1 algorithmic question, 3 incomplete code snippets implementing data structures that needed to be completed by the candidate MCQ (carrying 45% marks): covering OOP, database, data structure, output tracing, and analytical concepts This time, Proteeti found the MCQ portion, in particular, the database and the output tracing parts, to be relatively difficult. Proteeti took a significant amount of preparation prior to sitting for the written test. She utilized the Codeforces and the HackerRank platforms to practice implementations of various data structures and algorithms. HackerRank also <text:soft-page-break/>provided her enough practice resources for SQL. She brushed up OOP concepts from the GeeksforGeeks platform. Proteeti’s written test also went well and she got invited to the next phase.</text:p>
      <text:p text:style-name="P22"/>
      <text:p text:style-name="P11">Step 3: Assessment Test</text:p>
      <text:p text:style-name="P11"/>
      <text:p text:style-name="P11"><text:tab/>The assessment test happened at the Brain Station 23 office where the selected few candidates were asked to spend the entire day. Initially, there were some fun activities arranged for the candidates and afterward, they were divided into groups. Each group was given a task and was mentored by a Software Engineer at Brain Station 23. The task involved designing a solution to a given problem with the help of E-R, UAT, Context Diagrams, or Flow Charts. Also, individual members in a group were given specific problems that they needed to solve and were interviewed by their respective mentors. At the end of the day, each of the groups had to present their solutions. During the process, the mentors monitored the candidates. Proteeti was able to shine in this assessment test and she got selected for the next phase.</text:p>
      <text:p text:style-name="P11"/>
      <text:p text:style-name="P12">Step <text:span text:style-name="T26">4</text:span>: Technical and HR Interview</text:p>
      <text:p text:style-name="P12"/>
      <text:p text:style-name="P12"><text:tab/>In this phase, Proteeti went through the technical interview first and then, the HR interview. She was asked questions from her resume, such as the projects she had completed in her university, her research publications, previous job experiences, and so on. Then, she was given a few problems to solve and was asked about her choices of approach, the time complexity of her solutions, and so on. In the HR interview, she was asked a couple of questions about her background, her interests, and her preferred tech stack. Proteeti nailed the interview and eventually, received an offer from Brain Station 23.</text:p>
      <text:p text:style-name="P47"/>
      <text:p text:style-name="P47"><text:span text:style-name="T10">Relavent Links: </text:span><text:a xlink:type="simple" xlink:href="https://tahanima.github.io/2020/06/21/recruitment-stories-experience-of-proteeti-at-bs23/" text:style-name="Internet_20_link" text:visited-style-name="Visited_20_Internet_20_Link"><text:span text:style-name="T8">https://tahanima.github.io/2020/06/21/recruitment-stories-experience-of-proteeti-at-bs23/</text:span></text:a></text:p>
      <text:p text:style-name="P52"/>
      <text:p text:style-name="P41"><text:span text:style-name="T10">Your opinion: </text:span><text:span text:style-name="T2">This is a </text:span><text:span text:style-name="T3">top ranking tech company </text:span><text:span text:style-name="T6">in bangladesh</text:span><text:span text:style-name="T3">. This is </text:span><text:span text:style-name="T4">also</text:span><text:span text:style-name="T3"> one of my favorite company </text:span><text:span text:style-name="T5">that I prefer most. </text:span><text:span text:style-name="T7">If I will get chance to explore myself at Brainstation-23 then I will not miss this opportunity.</text:span></text:p>
      <text:p text:style-name="P15"/>
      <text:p text:style-name="P19">Company <text:span text:style-name="T26">2</text:span>: TigerIT Bangladesh LTD.</text:p>
      <text:p text:style-name="P47"><text:span text:style-name="T10">Website</text:span><text:span text:style-name="T8">: </text:span><text:span text:style-name="T13">https://www.tigerit.com/</text:span></text:p>
      <text:p text:style-name="P49"><text:span text:style-name="T10">Job Site:</text:span><text:span text:style-name="T11"> </text:span><text:span text:style-name="T13">https://www.tigerit.com/</text:span></text:p>
      <text:h text:style-name="P3" text:outline-level="2"><text:soft-page-break/>Company Description: </text:h>
      <text:p text:style-name="P52"/>
      <text:p text:style-name="P35"><text:span text:style-name="T27">TigerIT provides </text:span><text:span text:style-name="Strong_20_Emphasis"><text:span text:style-name="T28">end-to-end credential management solutions</text:span></text:span><text:span text:style-name="T27"> for government and state agencies. It combines state of the art solution design, robust back-end systems with efficient project management in a single turnkey solution for national IT infrastructure undertakings.</text:span></text:p>
      <text:p text:style-name="P36">TigerIT solutions range from National ID, Voter Registration, e-Passports, Border Control, Driving License to Vehicle registration and tracking. In addition, TigerIT provides highly specialized system integration of 3rd party hardware/software with legacy systems, including identity governance, Enterprise Single Sign-On, identity and access management solutions to large organizations like banks, telecom companies and multinational companies.</text:p>
      <text:p text:style-name="P37"/>
      <text:p text:style-name="P32"/>
      <text:p text:style-name="P11"/>
      <text:p text:style-name="P52"/>
      <text:p text:style-name="P11">One sentence to describe: <text:span text:style-name="T29">Tiger It</text:span> is the best place to work as a software engineer <text:span text:style-name="T26">in Bangladesh</text:span>.</text:p>
      <text:p text:style-name="P52"/>
      <text:p text:style-name="P13">Step 1: MCQ Based Remote Online Test</text:p>
      <text:p text:style-name="P13"/>
      <text:p text:style-name="P13"><text:tab/>This remote online test lasted for an hour and the topics were limited to database, basic OOP concepts, data structure, output tracing, and analytical abilities. Proteeti did not prepare for this online test at all since it covered pretty much very basic concepts. The only challenge she felt was to manage to answer all the questions within the given time constraint. Proteeti’s online test went well and she got invited to the next phase.</text:p>
      <text:p text:style-name="P23"/>
      <text:p text:style-name="P13">Step 2: Written Test</text:p>
      <text:p text:style-name="P13"/>
      <text:p text:style-name="P13"><text:tab/>he written test had 30 questions of 100 marks to be answered in 1 hour and 30 minutes. The questions were in two different formats: Written (carrying 55% marks): 2 problem-solving questions, 1 algorithmic question, 3 incomplete code snippets implementing data structures that needed to be completed by the candidate MCQ (carrying 45% marks): covering OOP, database, data structure, output tracing, and analytical concepts This time, Proteeti found the MCQ portion, in particular, the database and the output tracing parts, to be relatively difficult. Proteeti took a significant amount of preparation prior to sitting for the written test. She utilized the Codeforces and the HackerRank platforms to practice implementations of various data structures and algorithms. HackerRank also provided her enough practice resources for SQL. She brushed up OOP concepts from the GeeksforGeeks platform. Proteeti’s written test also went well and she got invited to the next phase.</text:p>
      <text:p text:style-name="P23"/>
      <text:p text:style-name="P13"><text:soft-page-break/>Step 3: Assessment Test</text:p>
      <text:p text:style-name="P13"/>
      <text:p text:style-name="P13"><text:tab/>The assessment test happened at the Brain Station 23 office where the selected few candidates were asked to spend the entire day. Initially, there were some fun activities arranged for the candidates and afterward, they were divided into groups. Each group was given a task and was mentored by a Software Engineer at Brain Station 23. The task involved designing a solution to a given problem with the help of E-R, UAT, Context Diagrams, or Flow Charts. Also, individual members in a group were given specific problems that they needed to solve and were interviewed by their respective mentors. At the end of the day, each of the groups had to present their solutions. During the process, the mentors monitored the candidates. Proteeti was able to shine in this assessment test and she got selected for the next phase.</text:p>
      <text:p text:style-name="P13"/>
      <text:p text:style-name="P13">Step <text:span text:style-name="T26">4</text:span>: Technical and HR Interview</text:p>
      <text:p text:style-name="P13"/>
      <text:p text:style-name="P13"><text:tab/>In this phase, Proteeti went through the technical interview first and then, the HR interview. She was asked questions from her resume, such as the projects she had completed in her university, her research publications, previous job experiences, and so on. Then, she was given a few problems to solve and was asked about her choices of approach, the time complexity of her solutions, and so on. In the HR interview, she was asked a couple of questions about her background, her interests, and her preferred tech stack. Proteeti nailed the interview and eventually, received an offer from Brain Station 23.</text:p>
      <text:p text:style-name="P48"/>
      <text:p text:style-name="P48"><text:span text:style-name="T10">Relavent Links: </text:span><text:a xlink:type="simple" xlink:href="https://tahanima.github.io/2020/06/21/recruitment-stories-experience-of-proteeti-at-tiger-it/" text:style-name="Internet_20_link" text:visited-style-name="Visited_20_Internet_20_Link"><text:span text:style-name="T8">https://tahanima.github.io/2020/06/21/recruitment-stories-experience-of-proteeti-at-</text:span></text:a><text:a xlink:type="simple" xlink:href="https://tahanima.github.io/2020/06/21/recruitment-stories-experience-of-proteeti-at-tiger-it/" text:style-name="Internet_20_link" text:visited-style-name="Visited_20_Internet_20_Link"><text:span text:style-name="T9">tiger-it</text:span></text:a><text:a xlink:type="simple" xlink:href="https://tahanima.github.io/2020/06/21/recruitment-stories-experience-of-proteeti-at-tiger-it/" text:style-name="Internet_20_link" text:visited-style-name="Visited_20_Internet_20_Link"><text:span text:style-name="T8">/</text:span></text:a></text:p>
      <text:p text:style-name="P52"/>
      <text:p text:style-name="P42"><text:span text:style-name="T10">Your opinion: </text:span><text:span text:style-name="T2">This is a </text:span><text:span text:style-name="T3">top ranking tech company </text:span><text:span text:style-name="T7">in bangladesh</text:span><text:span text:style-name="T3">. This is one of my favorite company </text:span><text:span text:style-name="T7">in bangladesh</text:span><text:span text:style-name="T3">. </text:span><text:span text:style-name="T7">If I will get chance to explore myself at TigerIT Bangladesh LTD. then I will not miss this opportun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Helvetica Neue" svg:font-family="'Helvetica Neue', Helvetica, Arial, sans-serif"/>
    <style:font-face style:name="Inter" svg:font-family="Inter, Aria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face style:name="Verdana" svg:font-family="Verdana, sans-serif"/>
    <style:font-face style:name="arial" svg:font-family="arial, sans-serif"/>
    <style:font-face style:name="avenir-lt-w01" svg:font-family="avenir-lt-w01, light1475496, sans-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18:34:52.207743901</meta:creation-date>
    <dc:date>2022-12-25T14:26:18.340244413</dc:date>
    <meta:editing-duration>PT31M40S</meta:editing-duration>
    <meta:editing-cycles>3</meta:editing-cycles>
    <meta:generator>LibreOffice/7.3.7.2$Linux_X86_64 LibreOffice_project/30$Build-2</meta:generator>
    <meta:document-statistic meta:table-count="1" meta:image-count="0" meta:object-count="0" meta:page-count="10" meta:paragraph-count="121" meta:word-count="2661" meta:character-count="16877" meta:non-whitespace-character-count="14299"/>
  </office:meta>
</office:document-meta>
</file>